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1B4000002464FD41555.jpg"/>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 style:master-page-name="Standard"/>
    <style:style style:name="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bq1"><draw:a xlink:type="simple" xlink:href="http://ice.usq.edu.au/" office:target-frame-name="_blank" xlink:show="new"><draw:frame draw:style-name="fr1" draw:name="HTTP://ICE.USQ.EDU.AU/" text:anchor-type="as-char" svg:width="8.509cm" svg:height="11.356cm" draw:z-index="0"><draw:image xlink:href="Pictures/10000000000001B4000002464FD41555.jpg" xlink:type="simple" xlink:show="embed" xlink:actuate="onLoad"/></draw:frame></draw:a></text:p>
      <text:p text:style-name="p"><text:span text:style-name="i-b">Figure 1</text:span></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mage on a bq</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Image on a bq</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Image on a bq</dc:title>
    <meta:initial-creator>Daniel de Byl</meta:initial-creator>
    <meta:creation-date>2007-02-05T13:22:46</meta:creation-date>
    <dc:creator>Daniel de Byl</dc:creator>
    <dc:date>2007-07-05T14:51:20</dc:date>
    <dc:language>en-US</dc:language>
    <meta:editing-cycles>9</meta:editing-cycles>
    <meta:editing-duration>PT7M36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48" meta:image-count="1" meta:object-count="0" meta:page-count="1" meta:paragraph-count="54" meta:word-count="2" meta:character-count="14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